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officeooo:paragraph-rsid="0017d00a"/>
    </style:style>
    <style:style style:name="T1" style:family="text">
      <style:text-properties officeooo:rsid="0017d00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ject Documentation – Tirupati Landing Page</text:span></text:h>
      <text:h text:style-name="Heading_20_2" text:outline-level="2"><text:span text:style-name="Strong_20_Emphasis">1. Introduction</text:span></text:h>
      <text:p text:style-name="Text_20_body">The Tirupati Landing Page is a responsive web application designed to provide visitors with key information about Tirupati, its famous attractions, travel guidance, and booking resources. The website aims to offer a visually engaging and informative experience for pilgrims and tourists. It combines cultural aesthetics with a user-friendly interface to ensure smooth navigation and accessibility on all devices.</text:p>
      <text:p text:style-name="Horizontal_20_Line"/>
      <text:h text:style-name="Heading_20_2" text:outline-level="2"><text:span text:style-name="Strong_20_Emphasis">2. Objectives</text:span></text:h>
      <text:list text:style-name="L1">
        <text:list-item>
          <text:p text:style-name="P1">To promote Tirupati as a spiritual and cultural destination.</text:p>
        </text:list-item>
        <text:list-item>
          <text:p text:style-name="P1">To provide essential travel details and links for darshan booking.</text:p>
        </text:list-item>
        <text:list-item>
          <text:p text:style-name="P1">To highlight major attractions with descriptions and images.</text:p>
        </text:list-item>
        <text:list-item>
          <text:p text:style-name="P1">To ensure the design is responsive and accessible across devices.</text:p>
        </text:list-item>
      </text:list>
      <text:p text:style-name="Horizontal_20_Line"/>
      <text:h text:style-name="Heading_20_2" text:outline-level="2"><text:span text:style-name="Strong_20_Emphasis">3. Features</text:span></text:h>
      <text:list text:style-name="L2">
        <text:list-item>
          <text:p text:style-name="P2"><text:span text:style-name="Strong_20_Emphasis">Home Section:</text:span> A hero banner with a background image/video of Tirumala Temple and a welcoming headline.</text:p>
        </text:list-item>
        <text:list-item>
          <text:p text:style-name="P2"><text:span text:style-name="Strong_20_Emphasis">About Section:</text:span> Short introduction about Tirupati’s history and cultural significance.</text:p>
        </text:list-item>
        <text:list-item>
          <text:p text:style-name="P2"><text:span text:style-name="Strong_20_Emphasis">Attractions Section:</text:span> Showcase of top attractions with images and descriptions.</text:p>
        </text:list-item>
        <text:list-item>
          <text:p text:style-name="P2"><text:span text:style-name="Strong_20_Emphasis">Travel Information Section:</text:span> Details on how to reach Tirupati by road, rail, and air.</text:p>
        </text:list-item>
        <text:list-item>
          <text:p text:style-name="P2"><text:span text:style-name="Strong_20_Emphasis">Accommodation Section:</text:span> Suggested hotels and TTD guest houses with links.</text:p>
        </text:list-item>
        <text:list-item>
          <text:p text:style-name="P2"><text:span text:style-name="Strong_20_Emphasis">Darshan Booking Section:</text:span> Direct link to the official TTD booking portal.</text:p>
        </text:list-item>
        <text:list-item>
          <text:p text:style-name="P2"><text:span text:style-name="Strong_20_Emphasis">Navigation Bar:</text:span> Sticky menu for quick section access.</text:p>
        </text:list-item>
        <text:list-item>
          <text:p text:style-name="P2"><text:span text:style-name="Strong_20_Emphasis">Footer:</text:span> Social media links, copyright, and emergency contact details.</text:p>
        </text:list-item>
      </text:list>
      <text:p text:style-name="Horizontal_20_Line"/>
      <text:h text:style-name="Heading_20_2" text:outline-level="2"><text:span text:style-name="Strong_20_Emphasis">4. Tools &amp; Technologies Used</text:span></text:h>
      <text:list text:style-name="L3">
        <text:list-item>
          <text:p text:style-name="P3"><text:span text:style-name="Strong_20_Emphasis">HTML5:</text:span> For structuring page content.</text:p>
        </text:list-item>
        <text:list-item>
          <text:p text:style-name="P3"><text:span text:style-name="Strong_20_Emphasis">CSS3:</text:span> For styling, layout, and theme colors inspired by temple aesthetics.</text:p>
        </text:list-item>
        <text:list-item>
          <text:p text:style-name="P3"><text:span text:style-name="Strong_20_Emphasis">JavaScript:</text:span> For interactivity, smooth scrolling, and responsive menu toggling.</text:p>
        </text:list-item>
        <text:list-item>
          <text:p text:style-name="P3"><text:soft-page-break/><text:span text:style-name="Strong_20_Emphasis">Responsive Design Techniques:</text:span> For mobile-first optimization.</text:p>
        </text:list-item>
      </text:list>
      <text:p text:style-name="Horizontal_20_Line"/>
      <text:h text:style-name="Heading_20_2" text:outline-level="2"><text:span text:style-name="Strong_20_Emphasis">5. Implementation</text:span></text:h>
      <text:list text:style-name="L4">
        <text:list-item>
          <text:p text:style-name="P4"><text:span text:style-name="Strong_20_Emphasis">Design Planning:</text:span> Created a section-wise layout plan based on the flow of visitor needs.</text:p>
        </text:list-item>
        <text:list-item>
          <text:p text:style-name="P4"><text:span text:style-name="Strong_20_Emphasis">HTML Structure:</text:span> Developed semantic HTML to structure content clearly.</text:p>
        </text:list-item>
        <text:list-item>
          <text:p text:style-name="P4"><text:span text:style-name="Strong_20_Emphasis">CSS Styling:</text:span> Applied cultural color palette (maroon, gold, saffron) for visual appeal.</text:p>
        </text:list-item>
        <text:list-item>
          <text:p text:style-name="P4"><text:span text:style-name="Strong_20_Emphasis">JavaScript:</text:span> Enabled smooth scrolling and menu interactivity.</text:p>
        </text:list-item>
        <text:list-item>
          <text:p text:style-name="P4"><text:span text:style-name="Strong_20_Emphasis">Image Optimization:</text:span> Used compressed images for faster page loading.</text:p>
        </text:list-item>
        <text:list-item>
          <text:p text:style-name="P4"><text:span text:style-name="Strong_20_Emphasis">Responsiveness:</text:span> Applied media queries for mobile and tablet compatibility.</text:p>
        </text:list-item>
      </text:list>
      <text:p text:style-name="Horizontal_20_Line"/>
      <text:h text:style-name="Heading_20_2" text:outline-level="2"><text:span text:style-name="Strong_20_Emphasis">6. Outcome</text:span></text:h>
      <text:list text:style-name="L5">
        <text:list-item>
          <text:p text:style-name="P5">A visually appealing and informative landing page for Tirupati visitors.</text:p>
        </text:list-item>
        <text:list-item>
          <text:p text:style-name="P5">Easy navigation with quick links to important sections.</text:p>
        </text:list-item>
        <text:list-item>
          <text:p text:style-name="P5">Mobile-friendly design for pilgrims on the go.</text:p>
        </text:list-item>
        <text:list-item>
          <text:p text:style-name="P5">Integrated booking and travel information for convenience.</text:p>
        </text:list-item>
      </text:list>
      <text:p text:style-name="Horizontal_20_Line"/>
      <text:h text:style-name="Heading_20_2" text:outline-level="2"><text:span text:style-name="Strong_20_Emphasis">7. Conclusion</text:span></text:h>
      <text:p text:style-name="Text_20_body">The Tirupati Landing Page effectively combines cultural aesthetics with modern web design to provide visitors with all essential information in one place. It serves as both a travel guide and a spiritual introduction to Tirupati, making it useful for first-time visitors and frequent pilgrims alike. The site can be expanded with multi-language support, weather updates, and real-time darshan availability in future updates.</text:p>
      <text:p text:style-name="Horizontal_20_Line"/>
      <text:p text:style-name="P6"><text:span text:style-name="Strong_20_Emphasis">Name:</text:span> [<text:span text:style-name="T1">Palle Nagarjuna</text:span>]<text:line-break/><text:span text:style-name="Strong_20_Emphasis">Email:</text:span> [<text:span text:style-name="T1">pallenagarjuna24@gmail.com</text:span>]<text:line-break/><text:span text:style-name="Strong_20_Emphasis">GitHub Link:</text:span> <text:a xlink:type="simple" xlink:href="https://github.com/Nagarjuna0408/OIBSIP__WEBDEV_TASK1" text:style-name="Internet_20_link" text:visited-style-name="Visited_20_Internet_20_Link">https://github.com/Nagarjuna0408/OIBSIP__WEBDEV_TASK1</text:a></text:p>
      <text:p text:style-name="P6"><text:line-break/><text:span text:style-name="Strong_20_Emphasis">Video Explanation:</text:span> <text:a xlink:type="simple" xlink:href="https://drive.google.com/file/d/1wc64xHMlG5uDBI0WO_6906-fMwIiRjNy/view?usp=drive_link" text:style-name="Internet_20_link" text:visited-style-name="Visited_20_Internet_20_Link">https://drive.google.com/file/d/1wc64xHMlG5uDBI0WO_6906-fMwIiRjNy/view?usp=drive_link</text:a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2T15:43:44.232000000</meta:creation-date>
    <dc:date>2025-08-12T15:53:02.816000000</dc:date>
    <meta:editing-duration>PT9M18S</meta:editing-duration>
    <meta:editing-cycles>1</meta:editing-cycles>
    <meta:document-statistic meta:table-count="0" meta:image-count="0" meta:object-count="0" meta:page-count="2" meta:paragraph-count="38" meta:word-count="427" meta:character-count="3039" meta:non-whitespace-character-count="2674"/>
    <meta:generator>LibreOffice/24.2.0.3$Windows_X86_64 LibreOffice_project/da48488a73ddd66ea24cf16bbc4f7b9c08e9bea1</meta:generator>
  </office:meta>
</office:document-meta>
</file>